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e5b99" officeooo:paragraph-rsid="001e5b99"/>
    </style:style>
    <style:style style:name="P2" style:family="paragraph" style:parent-style-name="Standard">
      <style:text-properties style:font-name="Courier New" fo:font-size="11.5pt" fo:font-weight="bold" officeooo:rsid="001e5b99" officeooo:paragraph-rsid="001e5b99" style:font-size-asian="11.5pt" style:font-weight-asian="bold" style:font-size-complex="11.5pt" style:font-weight-complex="bold"/>
    </style:style>
    <style:style style:name="P3" style:family="paragraph" style:parent-style-name="Standard">
      <style:text-properties style:font-name="Courier New" fo:font-size="11.5pt" officeooo:rsid="001e5b99" officeooo:paragraph-rsid="001e5b99" style:font-size-asian="11.5pt" style:font-size-complex="11.5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WANT TO BE LIKE YOU</text:p>
      <text:p text:style-name="P2"/>
      <text:p text:style-name="P3">[Intro]</text:p>
      <text:p text:style-name="P2">Am E7 Am</text:p>
      <text:p text:style-name="P3"/>
      <text:p text:style-name="P3">[Verse]</text:p>
      <text:p text:style-name="P2"><text:s text:c="4"/>Am <text:s text:c="41"/>E7</text:p>
      <text:p text:style-name="P3">Now I'm the king of the swingers oh, the jungle VIP</text:p>
      <text:p text:style-name="P2"><text:s text:c="4"/>E7 <text:s text:c="56"/>Am</text:p>
      <text:p text:style-name="P3">I've reached the top and had to stop, and that's what botherin' me</text:p>
      <text:p text:style-name="P2"><text:s text:c="2"/>Am <text:s text:c="43"/>E7</text:p>
      <text:p text:style-name="P3">I wanna be a man, mancub, and stroll right into town</text:p>
      <text:p text:style-name="P2"><text:s text:c="4"/>E7 <text:s text:c="49"/>Am <text:s text:c="4"/>G7</text:p>
      <text:p text:style-name="P3">And be just like the other men, I'm tired of monkeyin' around, oh</text:p>
      <text:p text:style-name="P3"/>
      <text:p text:style-name="P3">[Chorus]</text:p>
      <text:p text:style-name="P2">C <text:s text:c="26"/>A7</text:p>
      <text:p text:style-name="P3">Oo-bee-doo, I wanna be like yoo-ooo-oou</text:p>
      <text:p text:style-name="P2"><text:s text:c="8"/>D7 <text:s text:c="13"/>G7 <text:s text:c="11"/>C</text:p>
      <text:p text:style-name="P3">I wanna walk like you, talk like you, too-ooo-ooo</text:p>
      <text:p text:style-name="P2"><text:s text:c="7"/>G7 <text:s text:c="6"/>C <text:s text:c="24"/>A7</text:p>
      <text:p text:style-name="P3">You'll see it's true-ooo-ooo, an ape like me-ee-ee</text:p>
      <text:p text:style-name="P2"><text:s text:c="4"/>D7 <text:s text:c="9"/>G7 <text:s text:c="12"/>C</text:p>
      <text:p text:style-name="P3">Can learn to be hu-ooo-ooo-man too-ooo-ooo</text:p>
      <text:p text:style-name="P3"/>
      <text:p text:style-name="P3">[Link]</text:p>
      <text:p text:style-name="P2">C <text:s/>A7 <text:s/>D7 <text:s/>G7 <text:s/>C E7</text:p>
      <text:p text:style-name="P2"/>
      <text:p text:style-name="P3">[Verse]</text:p>
      <text:p text:style-name="P2">Am <text:s text:c="49"/>E7</text:p>
      <text:p text:style-name="P3">Now don't try to kid me, mancub, I made a deal with you</text:p>
      <text:p text:style-name="P2"><text:s text:c="5"/>E7 <text:s text:c="47"/>Am</text:p>
      <text:p text:style-name="P3">What I desire is man's red fire, to make my dream come true</text:p>
      <text:p text:style-name="P2"><text:s text:c="4"/>Am <text:s text:c="47"/>E7</text:p>
      <text:p text:style-name="P3">Now give me the secret, mancub, c'mon clue me what to do</text:p>
      <text:p text:style-name="P2"><text:s text:c="5"/>E7 <text:s text:c="48"/>Am <text:s text:c="2"/>G7</text:p>
      <text:p text:style-name="P3">Give me the power of man's red flower, so I can be like you, oh</text:p>
      <text:p text:style-name="P3"/>
      <text:p text:style-name="P3">[Chorus]</text:p>
      <text:p text:style-name="P2">C <text:s text:c="26"/>A7</text:p>
      <text:p text:style-name="P3">Oo-bee-doo, I wanna be like yoo-ooo-oou</text:p>
      <text:p text:style-name="P2"><text:s text:c="8"/>D7 <text:s text:c="13"/>G7 <text:s text:c="11"/>C</text:p>
      <text:p text:style-name="P3">I wanna walk like you, talk like you, too-ooo-ooo</text:p>
      <text:p text:style-name="P2"><text:s text:c="7"/>G7 <text:s text:c="6"/>C <text:s text:c="25"/>A7</text:p>
      <text:p text:style-name="P3">You'll see it's true-ooo-ooo, someone like me</text:p>
      <text:p text:style-name="P2"><text:s text:c="4"/>D7 <text:s text:c="9"/>G7 <text:s text:c="15"/>C</text:p>
      <text:p text:style-name="P3">Can learn to be like someone like you/me</text:p>
      <text:p text:style-name="P2"><text:s text:c="8"/>A7</text:p>
      <text:p text:style-name="P3">Take me home daddy!</text:p>
      <text:p text:style-name="P2"><text:s text:c="4"/>D7 <text:s text:c="9"/>G7 <text:s text:c="15"/>C</text:p>
      <text:p text:style-name="P3">Can learn to be like someone like you/me</text:p>
      <text:p text:style-name="P2"><text:s text:c="9"/>A7</text:p>
      <text:p text:style-name="P3">One more time!</text:p>
      <text:p text:style-name="P2"><text:s text:c="4"/>D7 <text:s text:c="9"/>G7 <text:s text:c="15"/>C <text:s text:c="4"/>G7 <text:s/>C</text:p>
      <text:p text:style-name="P3">Can learn to be like someone lik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35in" fo:margin-bottom="0.294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49:01.991383222</meta:creation-date>
    <meta:print-date>2018-04-29T16:56:25.316366757</meta:print-date>
    <dc:date>2018-04-29T16:57:24.341696048</dc:date>
    <meta:editing-duration>PT8M26S</meta:editing-duration>
    <meta:editing-cycles>1</meta:editing-cycles>
    <meta:document-statistic meta:table-count="0" meta:image-count="0" meta:object-count="0" meta:page-count="1" meta:paragraph-count="49" meta:word-count="254" meta:character-count="1876" meta:non-whitespace-character-count="931"/>
    <meta:generator>LibreOffice/5.2.5.1$MacOSX_X86_64 LibreOffice_project/0312e1a284a7d50ca85a365c316c7abbf20a4d22</meta:generator>
  </office:meta>
</office:document-meta>
</file>